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a"/>
    </style:style>
    <style:style style:name="P3" style:family="paragraph" style:parent-style-name="Standard" style:list-style-name="WWNum2">
      <style:paragraph-properties fo:margin-left="0in" fo:margin-right="0in" fo:text-indent="-0.25in" style:auto-text-indent="false"/>
    </style:style>
    <style:style style:name="P4" style:family="paragraph" style:parent-style-name="Standard" style:list-style-name="WWNum3">
      <style:paragraph-properties fo:margin-left="0in" fo:margin-right="0in" fo:text-indent="-0.25in" style:auto-text-indent="false"/>
    </style:style>
    <style:style style:name="P5" style:family="paragraph" style:parent-style-name="Standard" style:list-style-name="WWNum4">
      <style:paragraph-properties fo:margin-left="0in" fo:margin-right="0in" fo:text-indent="-0.25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 style:list-style-name="WWNum1">
      <style:paragraph-properties fo:margin-left="0.9374in" fo:margin-right="0in" fo:text-indent="-0.25in" style:auto-text-indent="false"/>
    </style:style>
    <style:style style:name="P8" style:family="paragraph" style:parent-style-name="Standard">
      <style:paragraph-properties fo:margin-left="0in" fo:margin-right="0in" fo:text-indent="0.5in" style:auto-text-indent="false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Georgia" style:text-underline-style="solid" style:text-underline-width="auto" style:text-underline-color="font-color" fo:font-weight="bold" style:font-name-asian="Georgia1" style:font-weight-asian="bold" style:font-name-complex="Georgia1"/>
    </style:style>
    <style:style style:name="T2" style:family="text">
      <style:text-properties fo:color="#00000a"/>
    </style:style>
    <style:style style:name="T3" style:family="text">
      <style:text-properties fo:color="#00000a" style:text-underline-style="solid" style:text-underline-width="auto" style:text-underline-color="font-color"/>
    </style:style>
    <style:style style:name="T4" style:family="text">
      <style:text-properties fo:color="#00000a" style:text-underline-style="solid" style:text-underline-width="auto" style:text-underline-color="font-color" fo:font-weight="bold" style:font-weight-asian="bold"/>
    </style:style>
    <style:style style:name="T5" style:family="text">
      <style:text-properties fo:color="#00000a" fo:font-weight="bold" style:font-weight-asian="bold"/>
    </style:style>
    <style:style style:name="T6" style:family="text">
      <style:text-properties fo:color="#00000a" fo:font-size="10pt" style:font-size-asian="10pt" style:font-size-complex="10pt"/>
    </style:style>
    <style:style style:name="T7" style:family="text">
      <style:text-properties fo:color="#00000a" fo:font-size="10pt" fo:font-weight="bold" style:font-size-asian="10pt" style:font-weight-asian="bold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Sa-Hali Secondary School</text:span></text:p>
      <text:p text:style-name="P1"><text:span text:style-name="T1">Professional Development Policy</text:span></text:p>
      <text:p text:style-name="P1"/>
      <text:p text:style-name="Standard"><text:span text:style-name="T4">Ratified on</text:span><text:span text:style-name="T2">: </text:span></text:p>
      <text:p text:style-name="P2"/>
      <text:p text:style-name="Standard"><text:span text:style-name="T2">Signing Officer(s): Mike Koppes, Ishar Litt</text:span></text:p>
      <text:p text:style-name="P2"/>
      <text:list xml:id="list8376384838379379038" text:style-name="WWNum2">
        <text:list-item>
          <text:p text:style-name="P3"><text:span text:style-name="T5">Application of Funds</text:span></text:p>
        </text:list-item>
      </text:list>
      <text:p text:style-name="Standard"><text:span text:style-name="T2"><text:tab/>Funds will be used to reimburse KTTA members for the following:</text:span></text:p>
      <text:list xml:id="list4549110993436702452" text:style-name="WWNum3">
        <text:list-item>
          <text:p text:style-name="P4"><text:span text:style-name="T2">Expenses incurred at educational conferences and workshops following the guidelines under Part B: Dispersal of Funds </text:span><text:span text:style-name="T5">(itemized receipts required)</text:span><text:span text:style-name="T2">.</text:span></text:p>
        </text:list-item>
        <text:list-item>
          <text:p text:style-name="P4"><text:span text:style-name="T2">Professional membership fees and professional magazine subscriptions </text:span><text:span text:style-name="T5">(receipts required)</text:span><text:span text:style-name="T2">.</text:span></text:p>
        </text:list-item>
        <text:list-item>
          <text:p text:style-name="P4"><text:span text:style-name="T2">Expenses of a workshop or a speaker making a presentation to the staff, if endorsed by a 2/3rds majority of KTTA staff members.</text:span></text:p>
        </text:list-item>
      </text:list>
      <text:p text:style-name="Standard"><text:bookmark text:name="_GoBack"/><text:span text:style-name="T2"/></text:p>
      <text:p text:style-name="P2"/>
      <text:list xml:id="list33377744" text:continue-list="list8376384838379379038" text:style-name="WWNum2">
        <text:list-item>
          <text:p text:style-name="P3"><text:span text:style-name="T5">Dispersal of Funds</text:span></text:p>
        </text:list-item>
      </text:list>
      <text:p text:style-name="P6"><text:span text:style-name="T2">Claimants will submit their claim sheet </text:span><text:span text:style-name="T5">(with all itemized receipts)</text:span><text:span text:style-name="T2"> to the Pro-D Chair. <text:s/>Funds will be distributed twice a year to accommodate those teachers who attend conferences late in the year. <text:s/>These distribution dates will be January and June.</text:span></text:p>
      <text:list xml:id="list3936394456809624084" text:style-name="WWNum1">
        <text:list-item>
          <text:p text:style-name="P7"><text:span text:style-name="T2">In order to ensure your eligibility for reimbursement, </text:span><text:span text:style-name="T3">you must apply to the committee in writing prior to your expense</text:span><text:span text:style-name="T2">. <text:s/>In writing, please submit a rationale for the pro-d along with a rough estimate of your costs, to the pro-d chair.</text:span></text:p>
        </text:list-item>
        <text:list-item>
          <text:p text:style-name="P7"><text:span text:style-name="T2">The January disbursement will be limited to a maximum $200 per member (not per claim), and to a group maximum of one half of the yearly allotment received from the KTTA. <text:s/>The deadline to apply for the first disbursement of funds is before Christmas break.</text:span></text:p>
        </text:list-item>
        <text:list-item>
          <text:p text:style-name="P7"><text:span text:style-name="T2">The June disbursement will be limited to a maximum of $200 per member (not per claim), and to a group maximum of one half of the yearly allotment received from the KTTA. <text:s/>The deadline for the second disbursement of funds is June 15 of that school year.</text:span></text:p>
        </text:list-item>
        <text:list-item>
          <text:p text:style-name="P7"><text:span text:style-name="T2">Any remaining funds will be distributed on a pro-rated basis to all KTTA member claims from the entire year, but not to exceed the maximums found on the claim sheet.</text:span></text:p>
        </text:list-item>
      </text:list>
      <text:p text:style-name="P2"/>
      <text:p text:style-name="Standard"><text:span text:style-name="T2">Funds will be distributed with the following priorities:</text:span></text:p>
      <text:list xml:id="list793832562466570263" text:style-name="WWNum4">
        <text:list-item>
          <text:p text:style-name="P5"><text:span text:style-name="T2">Registration fees</text:span></text:p>
        </text:list-item>
        <text:list-item>
          <text:p text:style-name="P5"><text:span text:style-name="T2">Professional fees and subscriptions</text:span></text:p>
        </text:list-item>
        <text:list-item>
          <text:p text:style-name="P5"><text:span text:style-name="T2">Travel, meals and accommodation</text:span></text:p>
        </text:list-item>
      </text:list>
      <text:p text:style-name="P2"/>
      <text:p text:style-name="Standard"><text:span text:style-name="T7">We are asked to be reasonable</text:span><text:span text:style-name="T6">, share expenses when possible, and use only up to the current BCTF per diems for vehicle allowance (mileage), meals, and accommodation. <text:s/>Local transportation is excluded. <text:s/>Ferry costs are allowable if required. <text:s/>Members travelling to the same destination are expected to carpool, where the driver will receive the reimbursement on behalf of the passengers. <text:s/>Travelling separately will have a reduced travel claim.</text:span></text:p>
      <text:p text:style-name="P2"/>
      <text:list xml:id="list33378122" text:continue-list="list33377744" text:style-name="WWNum2">
        <text:list-item>
          <text:p text:style-name="P3"><text:span text:style-name="T5">Professional Development Philosophy</text:span></text:p>
        </text:list-item>
      </text:list>
      <text:p text:style-name="P8"><text:span text:style-name="T2">To promote individual professional development which fosters growth in teaching.</text:span></text:p>
      <text:p text:style-name="P8"><text:span text:style-name="T2">To promote staff group development in areas adopted by the staff majorit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CA" style:font-size-asian="11pt" style:language-asian="en" style:country-asian="CA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fo:color="#000000" style:font-name="Arial" fo:font-size="11pt" fo:language="en" fo:country="CA" style:font-name-asian="Arial2" style:font-size-asian="11pt" style:language-asian="en" style:country-asian="CA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39in" fo:margin-bottom="0in" fo:keep-together="always" fo:keep-with-next="always"/>
      <style:text-properties style:font-name="Trebuchet MS" fo:font-size="16pt" style:font-name-asian="Trebuchet MS1" style:font-size-asian="16pt" style:font-name-complex="Trebuchet MS1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fo:keep-together="always" fo:keep-with-next="always"/>
      <style:text-properties style:font-name="Trebuchet MS" fo:font-size="13pt" fo:font-weight="bold" style:font-name-asian="Trebuchet MS1" style:font-size-asian="13pt" style:font-weight-asian="bold" style:font-name-complex="Trebuchet MS1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11in" fo:margin-bottom="0in" fo:keep-together="always" fo:keep-with-next="always"/>
      <style:text-properties fo:color="#666666" style:font-name="Trebuchet MS" fo:font-size="12pt" fo:font-weight="bold" style:font-name-asian="Trebuchet MS1" style:font-size-asian="12pt" style:font-weight-asian="bold" style:font-name-complex="Trebuchet MS1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11in" fo:margin-bottom="0in" fo:keep-together="always" fo:keep-with-next="always"/>
      <style:text-properties fo:color="#666666" style:font-name="Trebuchet MS" style:text-underline-style="solid" style:text-underline-width="auto" style:text-underline-color="font-color" style:font-name-asian="Trebuchet MS1" style:font-name-complex="Trebuchet MS1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11in" fo:margin-bottom="0in" fo:keep-together="always" fo:keep-with-next="always"/>
      <style:text-properties fo:color="#666666" style:font-name="Trebuchet MS" style:font-name-asian="Trebuchet MS1" style:font-name-complex="Trebuchet MS1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11in" fo:margin-bottom="0in" fo:keep-together="always" fo:keep-with-next="always"/>
      <style:text-properties fo:color="#666666" style:font-name="Trebuchet MS" fo:font-style="italic" style:font-name-asian="Trebuchet MS1" style:font-style-asian="italic" style:font-name-complex="Trebuchet MS1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start" style:justify-single-word="false" fo:keep-together="always" fo:keep-with-next="always"/>
      <style:text-properties style:font-name="Trebuchet MS" fo:font-size="21pt" fo:font-weight="bold" style:font-name-asian="Trebuchet MS1" style:font-size-asian="21pt" style:font-weight-asian="bold" style:font-name-complex="Trebuchet MS1" style:font-size-complex="21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in" fo:margin-bottom="0.139in" fo:text-align="start" style:justify-single-word="false" fo:keep-together="always" fo:keep-with-next="always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3pt" style:font-style-complex="italic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line-height="100%"/>
      <style:text-properties style:font-name="Segoe UI" fo:font-size="9pt" style:font-size-asian="9pt" style:font-name-complex="Segoe UI1" style:font-size-complex="9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)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" style:num-suffix=".)" style:num-format="a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" style:num-suffix=".)" style:num-format="i" text:display-levels="2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" style:num-prefix="(" style:num-suffix=")" style:num-format="1" text:display-levels="3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" style:num-prefix="(" style:num-suffix=")" style:num-format="a" text:display-levels="4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" style:num-prefix="(" style:num-suffix=")" style:num-format="i" text:display-levels="5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)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2" text:style-name="ListLabel_20_1" style:num-suffix=".)" style:num-format="a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3" text:style-name="ListLabel_20_1" style:num-suffix=".)" style:num-format="i" text:display-levels="2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4" text:style-name="ListLabel_20_1" style:num-prefix="(" style:num-suffix=")" style:num-format="1" text:display-levels="3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5" text:style-name="ListLabel_20_1" style:num-prefix="(" style:num-suffix=")" style:num-format="a" text:display-levels="4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6" text:style-name="ListLabel_20_1" style:num-prefix="(" style:num-suffix=")" style:num-format="i" text:display-levels="5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4.7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75in" fo:margin-right="0.75in" style:writing-mode="lr-tb" style:layout-grid-color="#c0c0c0" style:layout-grid-lines="25908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Koppes</meta:initial-creator>
    <dc:creator>digipen sahali</dc:creator>
    <meta:editing-cycles>4</meta:editing-cycles>
    <meta:print-date>2016-12-02T16:12:00</meta:print-date>
    <meta:creation-date>2016-06-28T19:45:00</meta:creation-date>
    <dc:date>2017-11-27T13:20:50.98</dc:date>
    <meta:editing-duration>PT3S</meta:editing-duration>
    <meta:generator>OpenOffice/4.1.2$Win32 OpenOffice.org_project/412m3$Build-9782</meta:generator>
    <meta:document-statistic meta:table-count="0" meta:image-count="0" meta:object-count="0" meta:page-count="1" meta:paragraph-count="23" meta:word-count="408" meta:character-count="253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